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officeooo:paragraph-rsid="002f4df6"/>
    </style:style>
    <style:style style:name="P3"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0733b2" officeooo:paragraph-rsid="002f4df6"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es" fo:country="AR" style:text-underline-style="none" fo:font-weight="normal" officeooo:rsid="0038c34b" officeooo:paragraph-rsid="0038c34b" style:font-size-asian="9.60000038146973pt" style:font-weight-asian="normal" style:font-size-complex="11pt" style:font-weight-complex="normal"/>
    </style:style>
    <style:style style:name="P6"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38c34b" officeooo:paragraph-rsid="0038c34b" style:font-size-asian="9.60000038146973pt" style:font-weight-asian="bold" style:font-size-complex="11pt" style:font-weight-complex="bold"/>
    </style:style>
    <style:style style:name="P7" style:family="paragraph" style:parent-style-name="Standard">
      <style:paragraph-properties fo:text-align="justify" style:justify-single-word="false"/>
      <style:text-properties fo:color="#ff3366" fo:font-size="11pt" fo:language="es" fo:country="AR" style:text-underline-style="none" fo:font-weight="normal" officeooo:rsid="0038c34b" officeooo:paragraph-rsid="0038c34b" style:font-size-asian="9.60000038146973pt" style:font-weight-asian="normal" style:font-size-complex="11pt" style:font-weight-complex="normal"/>
    </style:style>
    <style:style style:name="T1" style:family="text">
      <style:text-properties officeooo:rsid="0024bcb6"/>
    </style:style>
    <style:style style:name="T2" style:family="text">
      <style:text-properties officeooo:rsid="002f4df6"/>
    </style:style>
    <style:style style:name="T3" style:family="text">
      <style:text-properties fo:color="#ff0000" officeooo:rsid="003933a6"/>
    </style:style>
    <style:style style:name="T4" style:family="text">
      <style:text-properties officeooo:rsid="00375055"/>
    </style:style>
    <style:style style:name="T5" style:family="text">
      <style:text-properties style:use-window-font-color="true"/>
    </style:style>
    <style:style style:name="T6" style:family="text">
      <style:text-properties officeooo:rsid="003933a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 <text:span text:style-name="T2">7</text:span>.<text:span text:style-name="T1">1</text:span></text:p>
      <text:p text:style-name="P6"/>
      <text:p text:style-name="P5"><text:tab/><text:span text:style-name="T6">1) <text:s text:c="2"/></text:span><text:span text:style-name="T3">ACA VA LA TERORÍA DE VARGAS</text:span></text:p>
      <text:p text:style-name="P4"><text:span text:style-name="T4"><text:tab/>2</text:span>) <text:span text:style-name="T4">Los SEU (Simple Event Upset) son generados generalmente con el impacto de una partícula cargada en un punto específico del chip. Por ejemplo a continuación muestro cómo se genera dicho efecto en una SRAM 6-T (dicho trabajo lo realicé hace pocas semanas para otro curso).</text:span></text:p>
      <text:p text:style-name="P4"/>
      <text:p text:style-name="P7">ACA TENGO QUE PONER LO QUE HICE PARA DON VARGAS</text:p>
      <text:p text:style-name="P7"/>
      <text:p text:style-name="P7"><text:span text:style-name="T5"><text:tab/>Mostrado esto, está de más decir que el fitting o clustering de memorias para que no compartan sectores del chip es más que una buena práctica para evitar este tipo de efectos, ya que se reduce la posibilidad de que un mismo causante afecte a más de un sistema funcional de la FP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officeooo:paragraph-rsid="002f4d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4.3.3.2$Linux_X86_64 LibreOffice_project/430m0$Build-2</meta:generator>
    <dc:date>2017-09-01T08:43:22.278619653</dc:date>
    <meta:editing-duration>PT12H10M4S</meta:editing-duration>
    <meta:editing-cycles>48</meta:editing-cycles>
    <meta:document-statistic meta:table-count="0" meta:image-count="0" meta:object-count="0" meta:page-count="1" meta:paragraph-count="7" meta:word-count="130" meta:character-count="762" meta:non-whitespace-character-count="592"/>
  </office:meta>
</office:document-meta>
</file>